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7.7pt"/>
    </style:style>
    <style:style style:name="co2" style:family="table-column">
      <style:table-column-properties fo:break-before="auto" style:column-width="39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89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rotation-angle="315" style:rotation-align="top" style:vertical-align="top"/>
      <style:paragraph-properties fo:text-align="start" fo:margin-left="0pt"/>
    </style:style>
    <style:style style:name="ce6" style:family="table-cell" style:parent-style-name="Default">
      <style:table-cell-properties style:rotation-angle="315" style:rotation-align="top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4e9a06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c9802b" fo:font-style="italic" style:font-style-asian="italic" style:font-style-complex="italic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c9802b" fo:font-style="italic" style:font-style-asian="italic" style:font-style-complex="italic" style:text-underline-style="solid" style:text-underline-width="auto" style:text-underline-color="font-color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800000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0000ff"/>
    </style:style>
    <style:style style:name="T7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8" style:family="text">
      <style:text-properties style:font-size-complex="10pt" style:font-name="Monospace" fo:font-size="10pt" style:font-name-asian="Monospace" style:font-name-complex="Monospace" style:font-size-asian="10pt" style:font-style-complex="italic" fo:font-style="italic" fo:color="#c9802b" style:font-style-asian="italic"/>
    </style:style>
    <style:style style:name="T9" style:family="text">
      <style:text-properties style:font-size-complex="10pt" style:font-name="Monospace" fo:font-size="10pt" style:font-name-asian="Monospace" style:font-name-complex="Monospace" style:font-size-asian="10pt" style:font-style-complex="italic" fo:font-style="italic" fo:color="#c9802b" style:font-style-asian="italic" style:text-underline-style="solid" style:text-underline-width="auto" style:text-underline-color="font-color"/>
    </style:style>
    <style:style style:name="T10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11" style:family="text">
      <style:text-properties style:font-size-complex="10pt" style:font-name="Monospace" fo:font-size="10pt" style:font-name-asian="Monospace" style:font-name-complex="Monospace" style:font-size-asian="10pt" fo:color="#800000"/>
    </style:style>
    <style:style style:name="T12" style:family="text">
      <style:text-properties style:font-size-complex="10pt" style:font-name="Monospace" fo:font-size="10pt" style:font-name-asian="Monospace" style:font-name-complex="Monospace" style:font-size-asian="10pt" fo:color="#c9802b" fo:font-style="italic" style:font-style-asian="italic" style:font-style-complex="italic"/>
    </style:style>
    <style:style style:name="T13" style:family="text">
      <style:text-properties style:font-size-complex="10pt" style:font-name="Monospace" fo:font-size="10pt" style:font-name-asian="Monospace" style:font-name-complex="Monospace" style:font-size-asian="10pt" fo:color="#0000ff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fo:color="#4e9a06"/>
    </style:style>
    <style:style style:name="T15" style:family="text">
      <style:text-properties style:font-size-complex="10pt" style:font-name="Monospace" fo:font-size="10pt" style:font-name-asian="Monospace" style:font-name-complex="Monospace" style:font-size-asian="10pt" style:font-style-asian="italic" fo:color="#c9802b" fo:font-style="italic" style:font-style-complex="italic"/>
    </style:style>
    <style:style style:name="T16" style:family="text">
      <style:text-properties style:font-size-complex="10pt" style:font-name="Monospace" fo:font-size="10pt" style:font-name-asian="Monospace" style:font-name-complex="Monospace" style:font-size-asian="10pt" style:font-style-asian="italic" fo:color="#c9802b" fo:font-style="italic" style:font-style-complex="italic" style:text-underline-style="solid" style:text-underline-width="auto" style:text-underline-color="font-color"/>
    </style:style>
    <style:style style:name="T17" style:family="text">
      <style:text-properties fo:color="#4e9a06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column table:style-name="co3" table:default-cell-style-name="ce10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4 layer net</text:p>
          </table:table-cell>
          <table:covered-table-cell table:number-columns-repeated="10" table:style-name="ce2"/>
          <table:covered-table-cell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rue Class\Anchor Cla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office:value-type="float" office:value="5508" calcext:value-type="float">
            <text:p>55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Entropy: 0.310358345917</text:p>
          </table:table-cell>
          <table:table-cell table:number-columns-repeated="2"/>
          <table:table-cell table:style-name="ce7" office:value-type="string" calcext:value-type="string">
            <text:p>LAYERS = [</text:p>
          </table:table-cell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480" calcext:value-type="float">
            <text:p>648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Entropy: 0.226100100817</text:p>
          </table:table-cell>
          <table:table-cell table:number-columns-repeated="2"/>
          <table:table-cell table:style-name="ce8" office:value-type="string" calcext:value-type="string">
            <text:p>#1</text:p>
          </table:table-cell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61" calcext:value-type="float">
            <text:p>4761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Entropy: 0.754830788031</text:p>
          </table:table-cell>
          <table:table-cell table:number-columns-repeated="2"/>
          <table:table-cell table:style-name="ce9" office:value-type="string" calcext:value-type="string">
            <text:p><text:span text:style-name="T1">          {</text:span><text:span text:style-name="T2">"</text:span><text:span text:style-name="T3">Layerdef</text:span><text:span text:style-name="T2">"</text:span><text:span text:style-name="T4">:CorruptionLayerDef(</text:span><text:span text:style-name="T5">0.2</text:span><text:span text:style-name="T4">),</text:span></text:p>
          </table:table-cell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4960" calcext:value-type="float">
            <text:p>49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Entropy: 0.683241386449</text:p>
          </table:table-cell>
          <table:table-cell table:number-columns-repeated="2"/>
          <table:table-cell office:value-type="string" calcext:value-type="string">
            <text:p><text:span text:style-name="T1">           </text:span><text:span text:style-name="T2">"Train"</text:span><text:span text:style-name="T4">:</text:span><text:span text:style-name="T6">False</text:span><text:span text:style-name="T4">},</text:span></text:p>
          </table:table-cell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42" calcext:value-type="float">
            <text:p>404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7" calcext:value-type="float">
            <text:p>1007</text:p>
          </table:table-cell>
          <table:table-cell office:value-type="string" calcext:value-type="string">
            <text:p>Entropy: 0.93101758121</text:p>
          </table:table-cell>
          <table:table-cell table:number-columns-repeated="2"/>
          <table:table-cell table:style-name="ce8" office:value-type="string" calcext:value-type="string">
            <text:p>#2</text:p>
          </table:table-cell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53" calcext:value-type="float">
            <text:p>225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184" calcext:value-type="float">
            <text:p>218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60" calcext:value-type="float">
            <text:p>760</text:p>
          </table:table-cell>
          <table:table-cell office:value-type="string" calcext:value-type="string">
            <text:p>Entropy: 1.1901664967</text:p>
          </table:table-cell>
          <table:table-cell table:number-columns-repeated="2"/>
          <table:table-cell table:style-name="ce9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4</text:span><text:span text:style-name="T10">,padding=</text:span><text:span text:style-name="T12">'SAME'</text:span><text:span text:style-name="T10">,tied_weights=</text:span><text:span text:style-name="T13">False</text:span><text:span text:style-name="T10"> ),</text:span></text:p>
          </table:table-cell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5322" calcext:value-type="float">
            <text:p>53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Entropy: 0.474532930451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02" calcext:value-type="float">
            <text:p>57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4" calcext:value-type="float">
            <text:p>184</text:p>
          </table:table-cell>
          <table:table-cell office:value-type="string" calcext:value-type="string">
            <text:p>Entropy: 0.449864942258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208" calcext:value-type="float">
            <text:p>2208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Entropy: 1.38062934655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313" calcext:value-type="float">
            <text:p>131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68" calcext:value-type="float">
            <text:p>29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19" calcext:value-type="float">
            <text:p>1419</text:p>
          </table:table-cell>
          <table:table-cell office:value-type="string" calcext:value-type="string">
            <text:p>Entropy: 1.19513344285</text:p>
          </table:table-cell>
          <table:table-cell table:number-columns-repeated="2"/>
          <table:table-cell table:style-name="ce11" office:value-type="string" calcext:value-type="string">
            <text:p><text:span text:style-name="T1">          }, </text:span><text:span text:style-name="T14">#out: 14</text:span>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calcext:value-type="string">
            <text:p>Entropy: 0.542811500765</text:p>
          </table:table-cell>
          <table:table-cell table:style-name="ce5" office:value-type="string" calcext:value-type="string">
            <text:p>Entropy: 0.0379910945042</text:p>
          </table:table-cell>
          <table:table-cell table:style-name="ce5" office:value-type="string" calcext:value-type="string">
            <text:p>Entropy: 0.376006928481</text:p>
          </table:table-cell>
          <table:table-cell table:style-name="ce5" office:value-type="string" calcext:value-type="string">
            <text:p>Entropy: 1.32445440586</text:p>
          </table:table-cell>
          <table:table-cell table:style-name="ce5" office:value-type="string" calcext:value-type="string">
            <text:p>Entropy: 0.841556770246</text:p>
          </table:table-cell>
          <table:table-cell table:style-name="ce5" office:value-type="string" calcext:value-type="string">
            <text:p>Entropy: 1.685237828</text:p>
          </table:table-cell>
          <table:table-cell table:style-name="ce5" office:value-type="string" calcext:value-type="string">
            <text:p>Entropy: 0.170354037046</text:p>
          </table:table-cell>
          <table:table-cell table:style-name="ce5" office:value-type="string" calcext:value-type="string">
            <text:p>Entropy: 0.925215588152</text:p>
          </table:table-cell>
          <table:table-cell table:style-name="ce5" office:value-type="string" calcext:value-type="string">
            <text:p>Entropy: 0.105054904845</text:p>
          </table:table-cell>
          <table:table-cell table:style-name="ce5" office:value-type="string" calcext:value-type="string">
            <text:p>Entropy: 1.58735295981</text:p>
          </table:table-cell>
          <table:table-cell table:number-columns-repeated="3"/>
          <table:table-cell table:style-name="ce8" office:value-type="string" calcext:value-type="string">
            <text:p>#3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8</text:span><text:span text:style-name="T10">,padding=</text:span><text:span text:style-name="T12">'SAME'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ccuracy:</text:p>
          </table:table-cell>
          <table:table-cell office:value-type="float" office:value="0.710145410885806" calcext:value-type="float">
            <text:p>0.7101454109</text:p>
          </table:table-cell>
          <table:table-cell table:number-columns-repeated="12"/>
          <table:table-cell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        }, </text:span><text:span text:style-name="T14">#out: 7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4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6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        }, </text:span><text:span text:style-name="T14">#out:5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4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{</text:span><text:span text:style-name="T8">'</text:span><text:span text:style-name="T9">Layerdef</text:span><text:span text:style-name="T8">'</text:span><text:span text:style-name="T10">:FCLayerDef(</text:span><text:span text:style-name="T11">8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'Use_To_Map_Samples'</text:span><text:span text:style-name="T4">:</text:span><text:span text:style-name="T6">True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Convergence_threshold"</text:span><text:span text:style-name="T4">:</text:span><text:span text:style-name="T5">0.95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7" office:value-type="string" calcext:value-type="string">
            <text:p><text:s text:c="11"/>},</text:p>
          </table:table-cell>
          <table:table-cell table:number-columns-repeated="7"/>
        </table:table-row>
        <table:table-row table:style-name="ro2">
          <table:table-cell table:style-name="ce3" table:number-columns-repeated="22"/>
        </table:table-row>
        <table:table-row table:style-name="ro1">
          <table:table-cell table:style-name="ce1" office:value-type="string" calcext:value-type="string" table:number-columns-spanned="12" table:number-rows-spanned="1">
            <text:p>5 layer net</text:p>
          </table:table-cell>
          <table:covered-table-cell table:number-columns-repeated="11"/>
          <table:table-cell table:number-columns-repeated="2"/>
          <table:table-cell table:style-name="ce8" office:value-type="string" calcext:value-type="string">
            <text:p>#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True Class\Anchor Cla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  <table:table-cell table:style-name="ce9" office:value-type="string" calcext:value-type="string">
            <text:p><text:span text:style-name="T1">          {</text:span><text:span text:style-name="T2">"</text:span><text:span text:style-name="T3">Layerdef</text:span><text:span text:style-name="T2">"</text:span><text:span text:style-name="T4">:CorruptionLayerDef(</text:span><text:span text:style-name="T5">0.2</text:span><text:span text:style-name="T4">)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0</text:p>
          </table:table-cell>
          <table:table-cell table:style-name="ce2" office:value-type="float" office:value="5418" calcext:value-type="float">
            <text:p>54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<text:s/>Entropy: 0.424789131713</text:p>
          </table:table-cell>
          <table:table-cell table:number-columns-repeated="2"/>
          <table:table-cell office:value-type="string" calcext:value-type="string">
            <text:p><text:span text:style-name="T1">           </text:span><text:span text:style-name="T2">"Train"</text:span><text:span text:style-name="T4">:</text:span><text:span text:style-name="T6">False</text:span><text:span text:style-name="T4">}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56" calcext:value-type="float">
            <text:p>655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<text:s/>Entropy: 0.173599276799</text:p>
          </table:table-cell>
          <table:table-cell table:number-columns-repeated="2"/>
          <table:table-cell table:style-name="ce8" office:value-type="string" calcext:value-type="string">
            <text:p>#2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<text:s/>Entropy: 0.743258789469</text:p>
          </table:table-cell>
          <table:table-cell table:number-columns-repeated="2"/>
          <table:table-cell table:style-name="ce9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4</text:span><text:span text:style-name="T10">,padding=</text:span><text:span text:style-name="T12">'SAME'</text:span><text:span text:style-name="T10">,tied_weights=</text:span><text:span text:style-name="T13">False</text:span><text:span text:style-name="T10"> )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695" calcext:value-type="float">
            <text:p>469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<text:s/>Entropy: 0.889494215373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24" calcext:value-type="float">
            <text:p>2924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4" calcext:value-type="float">
            <text:p>2024</text:p>
          </table:table-cell>
          <table:table-cell office:value-type="string" calcext:value-type="string">
            <text:p><text:s/>Entropy: 1.24128365286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3424" calcext:value-type="float">
            <text:p>342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<text:s/>Entropy: 1.05309821969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583" calcext:value-type="float">
            <text:p>558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<text:s/>Entropy: 0.317753010272</text:p>
          </table:table-cell>
          <table:table-cell table:number-columns-repeated="2"/>
          <table:table-cell table:style-name="ce11" office:value-type="string" calcext:value-type="string">
            <text:p><text:span text:style-name="T1">          }, </text:span><text:span text:style-name="T14">#out: 14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29" calcext:value-type="float">
            <text:p>55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<text:s/>Entropy: 0.523809349072</text:p>
          </table:table-cell>
          <table:table-cell table:number-columns-repeated="2"/>
          <table:table-cell table:style-name="ce8" office:value-type="string" calcext:value-type="string">
            <text:p>#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<text:s/>Entropy: 1.17043647406</text:p>
          </table:table-cell>
          <table:table-cell table:number-columns-repeated="2"/>
          <table:table-cell table:style-name="ce9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8</text:span><text:span text:style-name="T10">,padding=</text:span><text:span text:style-name="T12">'SAME'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22" calcext:value-type="float">
            <text:p>3522</text:p>
          </table:table-cell>
          <table:table-cell office:value-type="string" calcext:value-type="string">
            <text:p><text:s/>Entropy: 1.04983330418</text:p>
          </table:table-cell>
          <table:table-cell table:number-columns-repeated="2"/>
          <table:table-cell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4">
          <table:table-cell/>
          <table:table-cell table:style-name="ce6" office:value-type="string" calcext:value-type="string">
            <text:p><text:s/>Entropy: 0.48176221195</text:p>
          </table:table-cell>
          <table:table-cell table:style-name="ce6" office:value-type="string" calcext:value-type="string">
            <text:p><text:s/>Entropy: 0.259343048853</text:p>
          </table:table-cell>
          <table:table-cell table:style-name="ce6" office:value-type="string" calcext:value-type="string">
            <text:p><text:s/>Entropy: 0.319285219926</text:p>
          </table:table-cell>
          <table:table-cell table:style-name="ce6" office:value-type="string" calcext:value-type="string">
            <text:p><text:s/>Entropy: 1.24225946169</text:p>
          </table:table-cell>
          <table:table-cell table:style-name="ce6" office:value-type="string" calcext:value-type="string">
            <text:p><text:s/>Entropy: 1.34213672917</text:p>
          </table:table-cell>
          <table:table-cell table:style-name="ce6" office:value-type="string" calcext:value-type="string">
            <text:p><text:s/>Entropy: 1.19223369907</text:p>
          </table:table-cell>
          <table:table-cell table:style-name="ce6" office:value-type="string" calcext:value-type="string">
            <text:p><text:s/>Entropy: 0.338088488898</text:p>
          </table:table-cell>
          <table:table-cell table:style-name="ce6" office:value-type="string" calcext:value-type="string">
            <text:p><text:s/>Entropy: 0.713771263599</text:p>
          </table:table-cell>
          <table:table-cell table:style-name="ce6" office:value-type="string" calcext:value-type="string">
            <text:p><text:s/>Entropy: 0.653721552376</text:p>
          </table:table-cell>
          <table:table-cell table:style-name="ce6" office:value-type="string" calcext:value-type="string">
            <text:p><text:s/>Entropy: 0.958950002774</text:p>
          </table:table-cell>
          <table:table-cell table:number-columns-repeated="3"/>
          <table:table-cell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ccuracy: 0.768733333333</text:p>
          </table:table-cell>
          <table:table-cell table:number-columns-repeated="13"/>
          <table:table-cell table:style-name="ce11" office:value-type="string" calcext:value-type="string">
            <text:p><text:span text:style-name="T1">          }, </text:span><text:span text:style-name="T14">#out: 7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4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2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        }, </text:span><text:span text:style-name="T14">#out:5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</text:span><text:span text:style-name="T14">#5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6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          }, </text:span><text:span text:style-name="T14">#out: 3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 #6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2" office:value-type="string" calcext:value-type="string">
            <text:p>#           {"<text:span text:style-name="T17">Layerdef</text:span>":ConvLayerDef(3,1,12,tied_weights=False),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 <text:s text:c="15"/>"Pretrain_epochs":-1,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 <text:s text:c="15"/>"Patience": 1,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 <text:s text:c="15"/>"Patience_delta": DEFAULT_PATIENCE_DELTA,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 <text:s text:c="15"/>'Use_To_Map_Samples':True,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 <text:s text:c="15"/>"Convergence_threshold":0.9 <text:s/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 <text:s text:c="10"/>}, #out: 1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6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{</text:span><text:span text:style-name="T8">'</text:span><text:span text:style-name="T9">Layerdef</text:span><text:span text:style-name="T8">'</text:span><text:span text:style-name="T10">:FCLayerDef(</text:span><text:span text:style-name="T11">4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'Use_To_Map_Samples'</text:span><text:span text:style-name="T4">:</text:span><text:span text:style-name="T6">True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Convergence_threshold"</text:span><text:span text:style-name="T4">:</text:span><text:span text:style-name="T5">0.95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7" office:value-type="string" calcext:value-type="string">
            <text:p><text:s text:c="11"/>},</text:p>
          </table:table-cell>
          <table:table-cell table:number-columns-repeated="7"/>
        </table:table-row>
        <table:table-row table:style-name="ro2">
          <table:table-cell table:style-name="ce3" table:number-columns-repeated="21"/>
          <table:table-cell/>
        </table:table-row>
        <table:table-row table:style-name="ro1">
          <table:table-cell table:style-name="ce1" office:value-type="string" calcext:value-type="string" table:number-columns-spanned="12" table:number-rows-spanned="1">
            <text:p>6 layer net</text:p>
          </table:table-cell>
          <table:covered-table-cell table:number-columns-repeated="11"/>
          <table:table-cell table:number-columns-repeated="2"/>
          <table:table-cell table:style-name="ce7" office:value-type="string" calcext:value-type="string">
            <text:p>LAYERS = [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True Class\Anchor Cla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  <table:table-cell table:style-name="ce8" office:value-type="string" calcext:value-type="string">
            <text:p>#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0</text:p>
          </table:table-cell>
          <table:table-cell table:style-name="ce2" office:value-type="float" office:value="5431" calcext:value-type="float">
            <text:p>543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<text:s/>Entropy: 0.355382228247</text:p>
          </table:table-cell>
          <table:table-cell table:number-columns-repeated="2"/>
          <table:table-cell table:style-name="ce9" office:value-type="string" calcext:value-type="string">
            <text:p><text:span text:style-name="T1">          {</text:span><text:span text:style-name="T2">"</text:span><text:span text:style-name="T3">Layerdef</text:span><text:span text:style-name="T2">"</text:span><text:span text:style-name="T4">:CorruptionLayerDef(</text:span><text:span text:style-name="T5">0.2</text:span><text:span text:style-name="T4">)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554" calcext:value-type="float">
            <text:p>655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<text:s/>Entropy: 0.17311243369</text:p>
          </table:table-cell>
          <table:table-cell table:number-columns-repeated="2"/>
          <table:table-cell office:value-type="string" calcext:value-type="string">
            <text:p><text:span text:style-name="T1">           </text:span><text:span text:style-name="T2">"Train"</text:span><text:span text:style-name="T4">:</text:span><text:span text:style-name="T6">False</text:span><text:span text:style-name="T4">}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2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<text:s/>Entropy: 0.543636791326</text:p>
          </table:table-cell>
          <table:table-cell table:number-columns-repeated="2"/>
          <table:table-cell table:style-name="ce8" office:value-type="string" calcext:value-type="string">
            <text:p>#2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4487" calcext:value-type="float">
            <text:p>44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<text:s/>Entropy: 0.996342903246</text:p>
          </table:table-cell>
          <table:table-cell table:number-columns-repeated="2"/>
          <table:table-cell table:style-name="ce9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4</text:span><text:span text:style-name="T10">,padding=</text:span><text:span text:style-name="T12">'SAME'</text:span><text:span text:style-name="T10">,tied_weights=</text:span><text:span text:style-name="T13">False</text:span><text:span text:style-name="T10"> )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1" calcext:value-type="float">
            <text:p>1251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16" calcext:value-type="float">
            <text:p>2616</text:p>
          </table:table-cell>
          <table:table-cell office:value-type="string" calcext:value-type="string">
            <text:p><text:s/>Entropy: 1.58120080627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<text:s/>Entropy: 1.21105221817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6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357" calcext:value-type="float">
            <text:p>53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<text:s/>Entropy: 0.452988497749</text:p>
          </table:table-cell>
          <table:table-cell table:number-columns-repeated="2"/>
          <table:table-cell office:value-type="string" calcext:value-type="string">
            <text:p><text:span text:style-name="T1">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45" calcext:value-type="float">
            <text:p>58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<text:s/>Entropy: 0.363810641338</text:p>
          </table:table-cell>
          <table:table-cell table:number-columns-repeated="2"/>
          <table:table-cell table:style-name="ce11" office:value-type="string" calcext:value-type="string">
            <text:p><text:span text:style-name="T1">          }, </text:span><text:span text:style-name="T14">#out: 14</text:span>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8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05" calcext:value-type="float">
            <text:p>3705</text:p>
          </table:table-cell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<text:s/>Entropy: 1.24016357155</text:p>
          </table:table-cell>
          <table:table-cell table:number-columns-repeated="2"/>
          <table:table-cell table:style-name="ce8" office:value-type="string" calcext:value-type="string">
            <text:p>#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ass: 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50" calcext:value-type="float">
            <text:p>2450</text:p>
          </table:table-cell>
          <table:table-cell office:value-type="string" calcext:value-type="string">
            <text:p><text:s/>Entropy: 1.38017577805</text:p>
          </table:table-cell>
          <table:table-cell table:number-columns-repeated="2"/>
          <table:table-cell table:style-name="ce9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ConvLayerDef(</text:span><text:span text:style-name="T11">5</text:span><text:span text:style-name="T10">,</text:span><text:span text:style-name="T11">2</text:span><text:span text:style-name="T10">,</text:span><text:span text:style-name="T11">6</text:span><text:span text:style-name="T10">,padding=</text:span><text:span text:style-name="T12">'SAME'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4">
          <table:table-cell/>
          <table:table-cell table:style-name="ce6" office:value-type="string" calcext:value-type="string">
            <text:p><text:s/>Entropy: 0.856603444397</text:p>
          </table:table-cell>
          <table:table-cell table:style-name="ce6" office:value-type="string" calcext:value-type="string">
            <text:p><text:s/>Entropy: 0.675992270283</text:p>
          </table:table-cell>
          <table:table-cell table:style-name="ce6" office:value-type="string" calcext:value-type="string">
            <text:p><text:s/>Entropy: 1.04061380941</text:p>
          </table:table-cell>
          <table:table-cell table:style-name="ce6" office:value-type="string" calcext:value-type="string">
            <text:p><text:s/>Entropy: 0.930457373298</text:p>
          </table:table-cell>
          <table:table-cell table:style-name="ce6" office:value-type="string" calcext:value-type="string">
            <text:p><text:s/>Entropy: 0.945933854851</text:p>
          </table:table-cell>
          <table:table-cell table:style-name="ce6" office:value-type="string" calcext:value-type="string">
            <text:p><text:s/>Entropy: 1.24117607106</text:p>
          </table:table-cell>
          <table:table-cell table:style-name="ce6" office:value-type="string" calcext:value-type="string">
            <text:p><text:s/>Entropy: 0.188961141081</text:p>
          </table:table-cell>
          <table:table-cell table:style-name="ce6" office:value-type="string" calcext:value-type="string">
            <text:p><text:s/>Entropy: 0.990414427626</text:p>
          </table:table-cell>
          <table:table-cell table:style-name="ce6" office:value-type="string" calcext:value-type="string">
            <text:p><text:s/>Entropy: 0.783698065438</text:p>
          </table:table-cell>
          <table:table-cell table:style-name="ce6" office:value-type="string" calcext:value-type="string">
            <text:p><text:s/>Entropy: 0.893758577686</text:p>
          </table:table-cell>
          <table:table-cell table:number-columns-repeated="3"/>
          <table:table-cell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ccuracy: 0.7523</text:p>
          </table:table-cell>
          <table:table-cell table:number-columns-repeated="13"/>
          <table:table-cell table:style-name="ce11" office:value-type="string" calcext:value-type="string">
            <text:p><text:span text:style-name="T1">          }, </text:span><text:span text:style-name="T14">#out: 7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4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8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        }, </text:span><text:span text:style-name="T14">#out:5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</text:span><text:span text:style-name="T14">#5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  {</text:span><text:span text:style-name="T15">"</text:span><text:span text:style-name="T16">Layerdef</text:span><text:span text:style-name="T15">"</text:span><text:span text:style-name="T10">:ConvLayerDef(</text:span><text:span text:style-name="T11">3</text:span><text:span text:style-name="T10">,</text:span><text:span text:style-name="T11">1</text:span><text:span text:style-name="T10">,</text:span><text:span text:style-name="T11">16</text:span><text:span text:style-name="T10">,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  </text:span><text:span text:style-name="T2">"Patience_delta"</text:span><text:span text:style-name="T4">: DEFAULT_PATIENCE_DELTA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          }, </text:span><text:span text:style-name="T14">#out: 3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6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{</text:span><text:span text:style-name="T8">"</text:span><text:span text:style-name="T9">Layerdef</text:span><text:span text:style-name="T8">"</text:span><text:span text:style-name="T10">:FCLayerDef(</text:span><text:span text:style-name="T11">32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11" office:value-type="string" calcext:value-type="string">
            <text:p><text:span text:style-name="T1">          }, </text:span><text:span text:style-name="T14">#out: 1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8" office:value-type="string" calcext:value-type="string">
            <text:p>#7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9" office:value-type="string" calcext:value-type="string">
            <text:p><text:span text:style-name="T7">          {</text:span><text:span text:style-name="T8">'</text:span><text:span text:style-name="T9">Layerdef</text:span><text:span text:style-name="T8">'</text:span><text:span text:style-name="T10">:FCLayerDef(</text:span><text:span text:style-name="T11">4</text:span><text:span text:style-name="T10">,sparsity_target=</text:span><text:span text:style-name="T11">0.0</text:span><text:span text:style-name="T10">, sparsity_lr=</text:span><text:span text:style-name="T11">0.0</text:span><text:span text:style-name="T10"> , activation_entropy_lr=</text:span><text:span text:style-name="T11">0.0</text:span><text:span text:style-name="T10">, tied_weights=</text:span><text:span text:style-name="T13">False</text:span><text:span text:style-name="T10">)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retrain_epochs"</text:span><text:span text:style-name="T4">:-</text:span><text:span text:style-name="T5">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atience"</text:span><text:span text:style-name="T4">: DEFAULT_PATIENCE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Patience_delta"</text:span><text:span text:style-name="T4">: DEFAULT_PATIENCE_DELTA*</text:span><text:span text:style-name="T5">0.1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'Use_To_Map_Samples'</text:span><text:span text:style-name="T4">:</text:span><text:span text:style-name="T6">True</text:span><text:span text:style-name="T4">,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string" calcext:value-type="string">
            <text:p><text:span text:style-name="T1">           </text:span><text:span text:style-name="T2">"Convergence_threshold"</text:span><text:span text:style-name="T4">:</text:span><text:span text:style-name="T5">0.95</text:span>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7" office:value-type="string" calcext:value-type="string">
            <text:p><text:s text:c="11"/>},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7" office:value-type="string" calcext:value-type="string">
            <text:p><text:s text:c="11"/>}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0:02:08.311677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8:45:27.285100377</meta:creation-date>
    <dc:date>2016-04-19T10:59:31.400038254</dc:date>
    <meta:editing-duration>PT1H38M59S</meta:editing-duration>
    <meta:editing-cycles>8</meta:editing-cycles>
    <meta:generator>LibreOffice/4.4.5.2$Linux_X86_64 LibreOffice_project/40$Build-2</meta:generator>
    <meta:document-statistic meta:table-count="1" meta:cell-count="546" meta:object-count="0"/>
  </office:meta>
</office:document-meta>
</file>